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ce8" style:family="table-cell" style:parent-style-name="Default">
      <style:text-properties fo:font-size="14pt" style:font-name-asian="標楷體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2" table:number-rows-repeated="6553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  <draw:frame table:end-cell-address="基礎健康紀錄表.J13" table:end-x="0.155cm" table:end-y="0.616cm" draw:z-index="0" draw:style-name="gr1" svg:width="18.992cm" svg:height="7.45cm" svg:x="1.089cm" svg:y="0.836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3]-[.C3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4]-[.C4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5]-[.C5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6]-[.C6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office:value-type="string">
            <text:p>心平氣和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7]-[.C7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8]-[.C8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9]-[.C9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table:formula="of:=[.B10]-[.C10]" office:value-type="float" office:value="68">
            <text:p>68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3">
          <table:table-cell table:style-name="ce4" office:value-type="date" office:date-value="2010-09-29">
            <text:p>2010/9/29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7">
            <text:p>77</text:p>
          </table:table-cell>
          <table:table-cell table:style-name="ce6" table:formula="of:=[.B11]-[.C11]" office:value-type="float" office:value="63">
            <text:p>63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office:value-type="string">
            <text:p>香蕉2根作早餐是不錯的習慣，柚子也是高鉀食物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75">
            <text:p>75</text:p>
          </table:table-cell>
          <table:table-cell table:style-name="ce6" table:formula="of:=[.B12]-[.C12]" office:value-type="float" office:value="43">
            <text:p>43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26">
            <text:p>2010/10/26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7">
            <text:p>77</text:p>
          </table:table-cell>
          <table:table-cell table:style-name="ce6" table:formula="of:=[.B13]-[.C13]" office:value-type="float" office:value="55">
            <text:p>5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3">
            <text:p>2010/11/3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3">
            <text:p>73</text:p>
          </table:table-cell>
          <table:table-cell table:style-name="ce6" table:formula="of:=[.B14]-[.C14]" office:value-type="float" office:value="50">
            <text:p>50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4">
            <text:p>2010/11/4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3">
            <text:p>83</text:p>
          </table:table-cell>
          <table:table-cell table:style-name="ce6" table:formula="of:=[.B15]-[.C15]" office:value-type="float" office:value="62">
            <text:p>62</text:p>
          </table:table-cell>
          <table:table-cell table:style-name="ce6"/>
          <table:table-cell table:number-columns-repeated="2"/>
          <table:table-cell table:style-name="ce8" office:value-type="string">
            <text:p>平均收縮壓</text:p>
          </table:table-cell>
          <table:table-cell table:style-name="ce6" table:formula="of:=AVERAGE([.B2:.B19])" office:value-type="float" office:value="133.666666666667">
            <text:p>133.67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1-05">
            <text:p>2010/11/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74">
            <text:p>74</text:p>
          </table:table-cell>
          <table:table-cell table:style-name="ce6" table:formula="of:=[.B16]-[.C16]" office:value-type="float" office:value="63">
            <text:p>63</text:p>
          </table:table-cell>
          <table:table-cell table:style-name="ce6"/>
          <table:table-cell table:number-columns-repeated="2"/>
          <table:table-cell table:style-name="ce8" office:value-type="string">
            <text:p>平均舒張壓</text:p>
          </table:table-cell>
          <table:table-cell table:style-name="ce6" table:formula="of:=AVERAGE([.C2:.C19])" office:value-type="float" office:value="73.6111111111111">
            <text:p>73.61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1-05">
            <text:p>2010/11/5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5">
            <text:p>75</text:p>
          </table:table-cell>
          <table:table-cell table:style-name="ce6" table:formula="of:=[.B17]-[.C17]" office:value-type="float" office:value="52">
            <text:p>52</text:p>
          </table:table-cell>
          <table:table-cell table:style-name="ce6"/>
          <table:table-cell table:number-columns-repeated="2"/>
          <table:table-cell table:style-name="ce8" office:value-type="string">
            <text:p>平均心跳</text:p>
          </table:table-cell>
          <table:table-cell table:style-name="ce6" table:formula="of:=AVERAGE([.D2:.D19])" office:value-type="float" office:value="75.2777777777778">
            <text:p>75.28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1-08">
            <text:p>2010/11/8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64">
            <text:p>64</text:p>
          </table:table-cell>
          <table:table-cell table:style-name="ce6" table:formula="of:=[.B18]-[.C18]" office:value-type="float" office:value="53">
            <text:p>53</text:p>
          </table:table-cell>
          <table:table-cell table:style-name="ce6"/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8">
            <text:p>2010/11/8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63">
            <text:p>63</text:p>
          </table:table-cell>
          <table:table-cell table:style-name="ce6" table:formula="of:=[.B19]-[.C19]" office:value-type="float" office:value="52">
            <text:p>52</text:p>
          </table:table-cell>
          <table:table-cell table:style-name="ce6"/>
          <table:table-cell table:style-name="ce6" office:value-type="float" office:value="85">
            <text:p>85</text:p>
          </table:table-cell>
          <table:table-cell table:style-name="ce6"/>
          <table:table-cell office:value-type="string">
            <text:p>局長下來要出門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11-09">
            <text:p>2010/11/9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77">
            <text:p>77</text:p>
          </table:table-cell>
          <table:table-cell table:style-name="ce6" table:formula="of:=[.B20]-[.C20]" office:value-type="float" office:value="63">
            <text:p>63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9">
            <text:p>2010/11/9</text:p>
          </table:table-cell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38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65476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2010/11/09</text:date>, <text:time>18:30:2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11-09T18:30:21.93</dc:date>
    <dc:language>en-US</dc:language>
    <meta:editing-cycles>28</meta:editing-cycles>
    <meta:editing-duration>PT06H04M35S</meta:editing-duration>
    <dc:creator>稜剛 張簡</dc:creator>
    <meta:document-statistic meta:table-count="2" meta:cell-count="14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column-mapping="0 1 2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